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efb4" officeooo:paragraph-rsid="0018efb4"/>
    </style:style>
    <style:style style:name="P2" style:family="paragraph" style:parent-style-name="Standard">
      <style:text-properties fo:font-weight="bold" officeooo:rsid="0018efb4" officeooo:paragraph-rsid="0018efb4" style:font-weight-asian="bold" style:font-weight-complex="bold"/>
    </style:style>
    <style:style style:name="P3" style:family="paragraph" style:parent-style-name="Standard" style:list-style-name="L1">
      <style:text-properties officeooo:rsid="0018efb4" officeooo:paragraph-rsid="0018efb4"/>
    </style:style>
    <style:style style:name="P4" style:family="paragraph" style:parent-style-name="Standard" style:list-style-name="L1">
      <style:text-properties officeooo:rsid="001a5b68" officeooo:paragraph-rsid="001a5b68"/>
    </style:style>
    <style:style style:name="P5" style:family="paragraph" style:parent-style-name="Standard" style:list-style-name="L1">
      <style:text-properties officeooo:rsid="001a1afa" officeooo:paragraph-rsid="001a1afa"/>
    </style:style>
    <style:style style:name="P6" style:family="paragraph" style:parent-style-name="Standard" style:list-style-name="L1">
      <style:text-properties officeooo:rsid="0018efb4" officeooo:paragraph-rsid="0018efb4" fo:background-color="transparent"/>
    </style:style>
    <style:style style:name="T1" style:family="text">
      <style:text-properties officeooo:rsid="001c0bc0"/>
    </style:style>
    <style:style style:name="T2" style:family="text">
      <style:text-properties officeooo:rsid="001c8351"/>
    </style:style>
    <style:style style:name="T3" style:family="text">
      <style:text-properties officeooo:rsid="0023852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ние 2.</text:p>
      <text:p text:style-name="Standard">Пользовательские требования. Разработка пользовательских интерфейсов</text:p>
      <text:p text:style-name="Standard"/>
      <text:p text:style-name="Standard">Порядок выполнения работы</text:p>
      <text:p text:style-name="Standard"/>
      <text:p text:style-name="Standard">На основе архитектурной концепции выбрать информационную систему (или сервис), </text:p>
      <text:p text:style-name="Standard">которая будет проектироваться .</text:p>
      <text:p text:style-name="Standard">Для выбранной ИС:</text:p>
      <text:p text:style-name="Standard">Подготовить список пользовательских требований (должно быть не менее 3-х </text:p>
      <text:p text:style-name="Standard">пользовательских требований).</text:p>
      <text:p text:style-name="Standard">Подготовить контекстную диаграмму.</text:p>
      <text:p text:style-name="Standard">Спроектировать пользовательские интерфейсы (должно быть хотя бы две </text:p>
      <text:p text:style-name="Standard">экранные формы).</text:p>
      <text:p text:style-name="Standard"/>
      <text:p text:style-name="Standard">Содержание отчета</text:p>
      <text:p text:style-name="Standard"/>
      <text:p text:style-name="Standard">Титульный лист.</text:p>
      <text:p text:style-name="Standard">Описание индивидуального задания: тема, краткое описание разрабатываемой ИС.</text:p>
      <text:p text:style-name="Standard">Контекстная диаграмма.</text:p>
      <text:p text:style-name="Standard">Подготовленный список пользовательских требований.</text:p>
      <text:p text:style-name="Standard">Разработанные пользовательские интерфейсы.</text:p>
      <text:p text:style-name="Standard"/>
      <text:p text:style-name="Standard">Темы по вариантам</text:p>
      <text:p text:style-name="Standard"/>
      <text:p text:style-name="Standard">Использовать из задания №1.</text:p>
      <text:p text:style-name="Standard"/>
      <text:p text:style-name="Standard"/>
      <text:p text:style-name="P2">Пользовательские требования:</text:p>
      <text:list xml:id="list107420839" text:style-name="L1">
        <text:list-item>
          <text:p text:style-name="P6">Пользователи могут <text:s/>регистрироваться <text:span text:style-name="T3">в любой точке россии</text:span>.</text:p>
        </text:list-item>
        <text:list-item>
          <text:p text:style-name="P4">Зарегистрированные пользователи могут редактировать свой профиль.</text:p>
        </text:list-item>
        <text:list-item>
          <text:p text:style-name="P3">Зарегистрированные пользователи могут <text:span text:style-name="T1">ознакомиться с</text:span> <text:span text:style-name="T2">пунктами приема </text:span>не отсортированного груза.</text:p>
        </text:list-item>
        <text:list-item>
          <text:p text:style-name="P5">Зарегистрированные пользователи имеют доступ к статистике переданных грузов.</text:p>
        </text:list-item>
        <text:list-item>
          <text:p text:style-name="P5">Зарегистрированные пользователи могут оставить отзыв о работе пункта приема груза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0:22:45.041476893</meta:creation-date>
    <dc:date>2024-01-10T20:15:58.955884288</dc:date>
    <meta:editing-duration>PT1H10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26" meta:character-count="1125" meta:non-whitespace-character-count="1025"/>
  </office:meta>
</office:document-meta>
</file>